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fill-color="#ffffff" draw:textarea-horizontal-align="center" draw:textarea-vertical-align="middle" draw:fit-to-size="false"/>
    </style:style>
    <style:style style:name="gr3" style:family="graphic" style:parent-style-name="standard">
      <style:graphic-properties svg:stroke-width="0.02cm" draw:marker-start-width="0.23cm" draw:marker-end="Small_20_Arrow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Line_20_Arrow" draw:marker-start-width="0.1cm" draw:marker-end="Circle" draw:marker-end-width="0.1cm" draw:textarea-horizontal-align="center" draw:textarea-vertical-align="middle"/>
    </style:style>
    <style:style style:name="gr6" style:family="graphic" style:parent-style-name="standard">
      <style:graphic-properties draw:marker-start="Circle" draw:marker-start-width="0.1cm" draw:marker-end="Line_20_Arrow" draw:marker-end-width="0.1cm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left" draw:textarea-vertical-align="top" draw:fit-to-size="false"/>
    </style:style>
    <style:style style:name="gr8" style:family="graphic" style:parent-style-name="standard">
      <style:graphic-properties svg:stroke-width="0.02cm" draw:marker-start-width="0.24cm" draw:marker-end="Small_20_Arrow" draw:marker-end-width="0.24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02cm" draw:marker-start-width="0.2cm" draw:marker-end="Small_20_Arrow" draw:marker-end-width="0.2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7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4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4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5.664cm" svg:y1="4cm" svg:x2="7.171cm" svg:y2="2.8cm" draw:start-shape="id1" draw:start-glue-point="0" draw:end-shape="id2" draw:end-glue-point="3">
          <text:p text:style-name="P4"/>
        </draw:connector>
        <draw:rect draw:style-name="gr2" draw:text-style-name="P3" draw:id="id3" draw:layer="layout" svg:width="4.029cm" svg:height="1.2cm" svg:x="12.871cm" svg:y="2.2cm">
          <text:p text:style-name="P2"><text:span text:style-name="T1">SearchPlanGraph</text:span></text:p>
        </draw:rect>
        <draw:connector draw:style-name="gr3" draw:text-style-name="P1" draw:layer="layout" draw:type="line" svg:x1="10.2cm" svg:y1="2.8cm" svg:x2="12.871cm" svg:y2="2.8cm" draw:start-shape="id2" draw:start-glue-point="1" draw:end-shape="id3" draw:end-glue-point="3">
          <text:p text:style-name="P4"/>
        </draw:connector>
        <draw:connector draw:style-name="gr3" draw:text-style-name="P1" draw:layer="layout" draw:type="line" svg:x1="16.9cm" svg:y1="2.8cm" svg:x2="19.771cm" svg:y2="2.8cm" draw:start-shape="id3" draw:start-glue-point="1" draw:end-shape="id4" draw:end-glue-point="3">
          <text:p text:style-name="P4"/>
        </draw:connector>
        <draw:rect draw:style-name="gr2" draw:text-style-name="P3" draw:id="id1" draw:layer="layout" svg:width="3.529cm" svg:height="2cm" svg:x="3.9cm" svg:y="4cm">
          <text:p text:style-name="P2"><text:span text:style-name="T1">Graph-</text:span></text:p>
          <text:p text:style-name="P2"><text:span text:style-name="T1">analysis</text:span></text:p>
          <text:p text:style-name="P2"><text:span text:style-name="T1">data</text:span></text:p>
        </draw:rect>
        <draw:frame draw:style-name="gr4" draw:text-style-name="P5" draw:layer="layout" svg:width="3.829cm" svg:height="0.734cm" svg:x="4.8cm" svg:y="0.9cm">
          <draw:text-box>
            <text:p text:style-name="P4"><text:span text:style-name="T2">GeneratePlanGraph</text:span></text:p>
          </draw:text-box>
        </draw:frame>
        <draw:frame draw:style-name="gr4" draw:text-style-name="P5" draw:layer="layout" svg:width="7.026cm" svg:height="0.734cm" svg:x="8.9cm" svg:y="0.9cm">
          <draw:text-box>
            <text:p text:style-name="P4"><text:span text:style-name="T2">MarkMinimumSpanningArborescence</text:span></text:p>
          </draw:text-box>
        </draw:frame>
        <draw:frame draw:style-name="gr4" draw:text-style-name="P5" draw:layer="layout" svg:width="4.977cm" svg:height="0.734cm" svg:x="11.423cm" svg:y="4.1cm">
          <draw:text-box>
            <text:p text:style-name="P4"><text:span text:style-name="T2">GenerateSearchPlanGraph</text:span></text:p>
          </draw:text-box>
        </draw:frame>
        <draw:frame draw:style-name="gr4" draw:text-style-name="P5" draw:layer="layout" svg:width="3.952cm" svg:height="0.734cm" svg:x="16.8cm" svg:y="0.866cm">
          <draw:text-box>
            <text:p text:style-name="P4"><text:span text:style-name="T2">ScheduleSearchPlan</text:span></text:p>
          </draw:text-box>
        </draw:frame>
        <draw:frame draw:style-name="gr4" draw:text-style-name="P5" draw:layer="layout" svg:width="6.213cm" svg:height="0.734cm" svg:x="19.287cm" svg:y="4.4cm">
          <draw:text-box>
            <text:p text:style-name="P4"><text:span text:style-name="T2">AppendHomomorphyInformation</text:span></text:p>
          </draw:text-box>
        </draw:frame>
        <draw:line draw:style-name="gr5" draw:text-style-name="P1" draw:layer="layout" svg:x1="11.5cm" svg:y1="2.8cm" svg:x2="11.5cm" svg:y2="4.6cm">
          <text:p text:style-name="P4"/>
        </draw:line>
        <draw:line draw:style-name="gr6" draw:text-style-name="P1" draw:layer="layout" svg:x1="6cm" svg:y1="1.5cm" svg:x2="6cm" svg:y2="2.8cm">
          <text:p text:style-name="P4"/>
        </draw:line>
        <draw:rect draw:style-name="gr7" draw:text-style-name="P6" draw:id="id5" draw:layer="layout" svg:width="3.8cm" svg:height="3cm" svg:x="1cm" svg:y="1.3cm">
          <text:p text:style-name="P2"><text:span text:style-name="T3">PatternGraph</text:span></text:p>
        </draw:rect>
        <draw:frame draw:style-name="gr4" draw:text-style-name="P7" draw:layer="layout" svg:width="1.116cm" svg:height="0.814cm" svg:x="2.2cm" svg:y="2.986cm">
          <draw:text-box>
            <text:p text:style-name="P4"><text:span text:style-name="T4">. . .</text:span></text:p>
          </draw:text-box>
        </draw:frame>
        <draw:connector draw:style-name="gr8" draw:text-style-name="P1" draw:layer="layout" draw:type="line" svg:x1="4.8cm" svg:y1="2.8cm" svg:x2="7.171cm" svg:y2="2.8cm" draw:start-shape="id5" draw:start-glue-point="1" draw:end-shape="id2" draw:end-glue-point="3">
          <text:p text:style-name="P4"/>
        </draw:connector>
        <draw:rect draw:style-name="gr7" draw:text-style-name="P6" draw:layer="layout" svg:width="3.8cm" svg:height="3cm" svg:x="26.2cm" svg:y="1.3cm">
          <text:p text:style-name="P2"><text:span text:style-name="T3">PatternGraph</text:span></text:p>
        </draw:rect>
        <draw:frame draw:style-name="gr4" draw:text-style-name="P7" draw:layer="layout" svg:width="1.116cm" svg:height="0.814cm" svg:x="27.6cm" svg:y="3.486cm">
          <draw:text-box>
            <text:p text:style-name="P4"><text:span text:style-name="T4">. . .</text:span></text:p>
          </draw:text-box>
        </draw:frame>
        <draw:custom-shape draw:style-name="gr9" draw:text-style-name="P8" draw:id="id6" draw:layer="layout" svg:width="2cm" svg:height="1cm" svg:x="27cm" svg:y="2.3cm">
          <text:p text:style-name="P2"><text:span text:style-name="T5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3.9cm" svg:y1="2.8cm" svg:x2="27cm" svg:y2="2.8cm" draw:start-shape="id4" draw:start-glue-point="1" draw:end-shape="id6" draw:end-glue-point="3">
          <text:p text:style-name="P4"/>
        </draw:connector>
        <draw:rect draw:style-name="gr10" draw:text-style-name="P1" draw:id="id8" draw:layer="layout" svg:width="1cm" svg:height="0.5cm" svg:x="8.9cm" svg:y="2.2cm">
          <text:p text:style-name="P4"/>
        </draw:rect>
        <draw:rect draw:style-name="gr10" draw:text-style-name="P1" draw:id="id7" draw:layer="layout" svg:width="1cm" svg:height="0.5cm" svg:x="7.5cm" svg:y="2.2cm">
          <text:p text:style-name="P4"/>
        </draw:rect>
        <draw:connector draw:style-name="gr11" draw:text-style-name="P1" draw:layer="layout" draw:type="curve" svg:x1="8cm" svg:y1="2.2cm" svg:x2="9.4cm" svg:y2="2.2cm" draw:start-shape="id7" draw:start-glue-point="0" draw:end-shape="id8" draw:end-glue-point="0">
          <text:p text:style-name="P4"/>
        </draw:connector>
        <draw:line draw:style-name="gr6" draw:text-style-name="P1" draw:layer="layout" svg:x1="9.1cm" svg:y1="1.2cm" svg:x2="8.9cm" svg:y2="1.7cm">
          <text:p text:style-name="P4"/>
        </draw:line>
        <draw:rect draw:style-name="gr2" draw:text-style-name="P3" draw:id="id2" draw:layer="layout" svg:width="3.029cm" svg:height="1.2cm" svg:x="7.171cm" svg:y="2.2cm">
          <text:p text:style-name="P2"><text:span text:style-name="T1">PlanGraph</text:span></text:p>
        </draw:rect>
        <draw:line draw:style-name="gr6" draw:text-style-name="P1" draw:layer="layout" svg:x1="18.1cm" svg:y1="1.5cm" svg:x2="18.1cm" svg:y2="2.8cm">
          <text:p text:style-name="P4"/>
        </draw:line>
        <draw:rect draw:style-name="gr10" draw:text-style-name="P1" draw:id="id10" draw:layer="layout" svg:width="1cm" svg:height="0.5cm" svg:x="22.1cm" svg:y="3cm">
          <text:p text:style-name="P4"/>
        </draw:rect>
        <draw:rect draw:style-name="gr10" draw:text-style-name="P1" draw:id="id9" draw:layer="layout" svg:width="1cm" svg:height="0.5cm" svg:x="20.7cm" svg:y="3cm">
          <text:p text:style-name="P4"/>
        </draw:rect>
        <draw:connector draw:style-name="gr11" draw:text-style-name="P1" draw:layer="layout" draw:type="curve" svg:x1="21.2cm" svg:y1="3.5cm" svg:x2="22.6cm" svg:y2="3.5cm" draw:start-shape="id9" draw:start-glue-point="2" draw:end-shape="id10" draw:end-glue-point="2">
          <text:p text:style-name="P4"/>
        </draw:connector>
        <draw:rect draw:style-name="gr2" draw:text-style-name="P3" draw:id="id4" draw:layer="layout" svg:width="4.129cm" svg:height="1.4cm" svg:x="19.771cm" svg:y="2.1cm">
          <text:p text:style-name="P2"><text:span text:style-name="T1">Scheduled</text:span></text:p>
          <text:p text:style-name="P2"><text:span text:style-name="T1">SearchPlan</text:span></text:p>
        </draw:rect>
        <draw:line draw:style-name="gr6" draw:text-style-name="P1" draw:layer="layout" svg:x1="21.9cm" svg:y1="4.6cm" svg:x2="21.9cm" svg:y2="4.1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4-23T16:46:31</meta:creation-date>
    <dc:date>2008-05-11T16:39:13</dc:date>
    <meta:editing-cycles>56</meta:editing-cycles>
    <meta:editing-duration>PT10H1M8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